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1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5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6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7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9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20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21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2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2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24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25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26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  <style:style style:name="P27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28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29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30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31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32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C</text:span><text:span text:style-name="T1">S 192 Software Engineering II</text:span></text:p>
      <text:p text:style-name="P25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6">Jan 28</text:p>
            <text:p text:style-name="P6">Jan 30</text:p>
          </table:table-cell>
          <table:table-cell table:style-name="Table1.B2" office:value-type="string">
            <text:p text:style-name="P6">Estimate and plan the implementation</text:p>
            <text:p text:style-name="P6">Make and sign team contrac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6">Formulate Code Review Checklist</text:p>
            <text:p text:style-name="P6">Formulate User Acceptance Criteria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6"><text:s/>Feb 04</text:p>
            <text:p text:style-name="P6">Feb 06</text:p>
          </table:table-cell>
          <table:table-cell table:style-name="Table1.B2" office:value-type="string">
            <text:p text:style-name="P6">Code, Unit Test:</text:p>
            <text:p text:style-name="P6">1. Create Subjects</text:p>
            <text:p text:style-name="P6">2. Create Notes</text:p>
            <text:p text:style-name="P6">3. View Subjects</text:p>
          </table:table-cell>
          <table:table-cell table:style-name="Table1.B2" office:value-type="string">
            <text:p text:style-name="P6"/>
            <text:p text:style-name="P6"><text:s text:c="2"/>Jannieca Camba</text:p>
            <text:p text:style-name="P6"><text:s text:c="2"/>Patrick Leiniel H. Domingo</text:p>
            <text:p text:style-name="P6"><text:s text:c="2"/>Joni Marie Jimenez</text:p>
          </table:table-cell>
          <table:table-cell table:style-name="Table1.B2" office:value-type="string">
            <text:p text:style-name="P6"><text:s/>(For general/all)</text:p>
            <text:p text:style-name="P6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6">Integration Test features identified in Sprint 1</text:p>
          </table:table-cell>
          <table:table-cell table:style-name="Table1.B2" office:value-type="string">
            <text:p text:style-name="P6"><text:s text:c="2"/>ALL</text:p>
          </table:table-cell>
          <table:table-cell table:style-name="Table1.B2" office:value-type="string">
            <text:p text:style-name="P6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6">Feb 11</text:p>
            <text:p text:style-name="P6">Feb 13</text:p>
          </table:table-cell>
          <table:table-cell table:style-name="Table1.B2" office:value-type="string">
            <text:p text:style-name="P6">System Test Sprint 1</text:p>
            <text:p text:style-name="P6">Fix Bug</text:p>
          </table:table-cell>
          <table:table-cell table:style-name="Table1.B2" office:value-type="string">
            <text:p text:style-name="P6"><text:s text:c="2"/>ALL </text:p>
            <text:p text:style-name="P6"><text:s text:c="2"/>ALL</text:p>
          </table:table-cell>
          <table:table-cell table:style-name="Table1.B2" office:value-type="string">
            <text:p text:style-name="P6"><text:s/></text:p>
          </table:table-cell>
        </table:table-row>
        <table:table-row>
          <table:covered-table-cell/>
          <table:table-cell table:style-name="Table1.B2" office:value-type="string">
            <text:p text:style-name="P6">Retest<text:line-break/>Sprint Release Commit</text:p>
          </table:table-cell>
          <table:table-cell table:style-name="Table1.B2" office:value-type="string">
            <text:p text:style-name="P6"><text:s text:c="2"/>ALL</text:p>
            <text:p text:style-name="P6"><text:s text:c="2"/>Jannieca Camba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Feb 18</text:p>
            <text:p text:style-name="P6">Feb 20</text:p>
          </table:table-cell>
          <table:table-cell table:style-name="Table1.B2" office:value-type="string">
            <text:p text:style-name="P6">1. View Notes</text:p>
            <text:p text:style-name="P6">2. Delete Subjects</text:p>
            <text:p text:style-name="P6">3. Delete Notes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10" table:number-rows-spanned="2" office:value-type="string">
            <text:p text:style-name="P6">Feb 25</text:p>
            <text:p text:style-name="P6">Feb 27</text:p>
          </table:table-cell>
          <table:table-cell table:style-name="Table1.B10" table:number-columns-spanned="3" office:value-type="string">
            <text:p text:style-name="P20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Mar 04</text:p>
            <text:p text:style-name="P6">Mar 06</text:p>
          </table:table-cell>
          <table:table-cell table:style-name="Table1.B2" office:value-type="string">
            <text:p text:style-name="P6">1. Edit subject title</text:p>
            <text:p text:style-name="P6">2. Edit note title</text:p>
            <text:p text:style-name="P6">3. Edit note conten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Mar 11</text:p>
            <text:p text:style-name="P6">Mar 13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Mar 18</text:p>
            <text:p text:style-name="P6">Mar 20</text:p>
          </table:table-cell>
          <table:table-cell table:style-name="Table1.B2" office:value-type="string">
            <text:p text:style-name="P6">1. Add new activity</text:p>
            <text:p text:style-name="P6">2. View individual activity</text:p>
            <text:p text:style-name="P6">3. View day activities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Mar 25</text:p>
            <text:p text:style-name="P6">Mar 2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10" table:number-rows-spanned="2" office:value-type="string">
            <text:p text:style-name="P6">Apr 01</text:p>
            <text:p text:style-name="P6">Apr 03</text:p>
          </table:table-cell>
          <table:table-cell table:style-name="Table1.B10" table:number-columns-spanned="3" office:value-type="string">
            <text:p text:style-name="P20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2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Apr 08</text:p>
            <text:p text:style-name="P6">Apr 10</text:p>
          </table:table-cell>
          <table:table-cell table:style-name="Table1.B2" office:value-type="string">
            <text:p text:style-name="P6">1. Delete existing activity</text:p>
            <text:p text:style-name="P6">2. Edit existing activity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table:number-rows-spanned="2" office:value-type="string">
            <text:p text:style-name="P6">Apr 15</text:p>
            <text:p text:style-name="P6">Apr 1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Apr 22</text:p>
            <text:p text:style-name="P6">Apr 24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6">Apr 29</text:p>
            <text:p text:style-name="P6">May 1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20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May 6</text:p>
          </table:table-cell>
          <table:table-cell table:style-name="Table1.B2" office:value-type="string">
            <text:p text:style-name="P6">Alpha Test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y 8</text:p>
          </table:table-cell>
          <table:table-cell table:style-name="Table1.B2" office:value-type="string">
            <text:p text:style-name="P6">Submission of Alpha Testing Results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y 13</text:p>
          </table:table-cell>
          <table:table-cell table:style-name="Table1.B2" office:value-type="string">
            <text:p text:style-name="P6">Beta Test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y 15</text:p>
          </table:table-cell>
          <table:table-cell table:style-name="Table1.B2" office:value-type="string">
            <text:p text:style-name="P6">Submission of Beta Testing Results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y 20</text:p>
          </table:table-cell>
          <table:table-cell table:style-name="Table1.B2" office:value-type="string">
            <text:p text:style-name="P6">Course Debrief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6">Expected Number of Sprint Commits: 13</text:p>
      <text:p text:style-name="P22">Expected Number of Code Reviews: 13</text:p>
      <text:p text:style-name="P22">Expected Number of Software Release: 2 (Alpha and Beta)<office:annotation><dc:date>2015-01-27T13:39:14.0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2-13T22:06:54.93</dc:date>
    <meta:editing-duration>PT2H29M43S</meta:editing-duration>
    <meta:editing-cycles>16</meta:editing-cycles>
    <meta:generator>OpenOffice.org/3.4.1$Win32 OpenOffice.org_project/341m1$Build-9593</meta:generator>
    <meta:document-statistic meta:table-count="1" meta:image-count="0" meta:object-count="0" meta:page-count="3" meta:paragraph-count="90" meta:word-count="296" meta:character-count="1630"/>
  </office:meta>
</office:document-meta>
</file>